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232e6f"/>
    </style:style>
    <style:style style:name="P5" style:family="paragraph" style:parent-style-name="Standard">
      <style:text-properties officeooo:paragraph-rsid="00232e6f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232e6f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016cda0"/>
    </style:style>
    <style:style style:name="T1" style:family="text">
      <style:text-properties officeooo:rsid="00232e6f"/>
    </style:style>
    <style:style style:name="T2" style:family="text">
      <style:text-properties officeooo:rsid="0022478e"/>
    </style:style>
    <style:style style:name="T3" style:family="text">
      <style:text-properties officeooo:rsid="0020689d"/>
    </style:style>
    <style:style style:name="T4" style:family="text">
      <style:text-properties officeooo:rsid="002406f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<text:s/>1<text:span text:style-name="T1">1</text:span> Editors - Texture Node Edito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2272702238464">
          <table:table-cell table:style-name="Tabelle1.A1" office:value-type="string">
            <text:h text:style-name="P7" text:outline-level="1"><text:bookmark-start text:name="__RefHeading___Toc742_277335543"/><text:span text:style-name="T3">Texture </text:span>Node Editor<text:bookmark-end text:name="__RefHeading___Toc742_277335543"/></text:h>
          </table:table-cell>
        </table:table-row>
      </table:table>
      <text:p text:style-name="Text_20_body"/>
      <text:p text:style-name="Text_20_body">The texture node system is <text:span text:style-name="T2">in its current form </text:span>legacy and will be replaced by a new system. Due to this, the manual is not up to date with the latest version of Blender<text:span text:style-name="T3"> and Bforartists</text:span>.<text:span text:style-name="T3"> This editor is currently simply dysfunctional. And will most probably stay dysfunctional for a pretty whi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406f7"/>
    </style:style>
    <style:style style:name="MT2" style:family="text">
      <style:text-properties officeooo:rsid="00232e6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1</text:span> Editors - Texture Node Edito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4:09.856000000</meta:creation-date>
    <dc:title>standard1cm</dc:title>
    <meta:editing-duration>PT27M45S</meta:editing-duration>
    <meta:editing-cycles>18</meta:editing-cycles>
    <meta:generator>LibreOffice/7.2.7.2$Windows_X86_64 LibreOffice_project/8d71d29d553c0f7dcbfa38fbfda25ee34cce99a2</meta:generator>
    <dc:date>2022-12-16T10:20:09.147000000</dc:date>
    <meta:document-statistic meta:table-count="2" meta:image-count="1" meta:object-count="0" meta:page-count="1" meta:paragraph-count="7" meta:word-count="80" meta:character-count="449" meta:non-whitespace-character-count="375"/>
    <meta:template xlink:type="simple" xlink:actuate="onRequest" xlink:title="standard1cm" xlink:href="../../../../AppData/Roaming/LibreOffice/4/user/template/standard1cm.ott" meta:date="2016-03-29T10:14:09.724000000"/>
  </office:meta>
</office:document-meta>
</file>